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8.251cm" style:rel-column-width="32767*"/>
    </style:style>
    <style:style style:name="P1" style:family="paragraph" style:parent-style-name="Standard">
      <style:paragraph-properties fo:text-align="center" style:justify-single-word="false" fo:orphans="0" fo:widows="0" style:text-autospace="none"/>
    </style:style>
    <style:style style:name="P2" style:family="paragraph" style:parent-style-name="Standard">
      <style:paragraph-properties fo:text-align="center" style:justify-single-word="false" fo:orphans="0" fo:widows="0" style:text-autospace="non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 fo:orphans="0" fo:widows="0" style:text-autospace="none"/>
    </style:style>
    <style:style style:name="P4" style:family="paragraph" style:parent-style-name="Standard">
      <style:paragraph-properties fo:text-align="end" style:justify-single-word="false" fo:orphans="0" fo:widows="0" style:text-autospace="none"/>
    </style:style>
    <style:style style:name="P5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</style:style>
    <style:style style:name="P6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officeooo:paragraph-rsid="001c648f"/>
    </style:style>
    <style:style style:name="P7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officeooo:paragraph-rsid="001f0b14"/>
    </style:style>
    <style:style style:name="P8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officeooo:paragraph-rsid="00200130"/>
    </style:style>
    <style:style style:name="P9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officeooo:paragraph-rsid="0021d6c5"/>
    </style:style>
    <style:style style:name="P10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officeooo:paragraph-rsid="0022e13f"/>
    </style:style>
    <style:style style:name="P11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top="0.176cm" fo:margin-bottom="0.176cm" style:contextual-spacing="false" fo:orphans="0" fo:widows="0" fo:padding="0cm" fo:border-left="none" fo:border-right="none" fo:border-top="0.74pt solid #000000" fo:border-bottom="none" style:text-autospace="none"/>
      <style:text-properties fo:font-size="1pt" style:font-size-asian="1pt" style:font-size-complex="1pt"/>
    </style:style>
    <style:style style:name="P13" style:family="paragraph" style:parent-style-name="ConsPlusNonformat">
      <style:paragraph-properties fo:text-align="justify" style:justify-single-word="false"/>
      <style:text-properties officeooo:paragraph-rsid="0022e13f"/>
    </style:style>
    <style:style style:name="P14" style:family="paragraph" style:parent-style-name="ConsPlusNonformat">
      <style:paragraph-properties fo:text-align="justify" style:justify-single-word="false"/>
      <style:text-properties officeooo:paragraph-rsid="00245003"/>
    </style:style>
    <style:style style:name="T1" style:family="text">
      <style:text-properties fo:font-style="italic" officeooo:rsid="001c648f" style:font-style-asian="italic" style:font-style-complex="italic"/>
    </style:style>
    <style:style style:name="T2" style:family="text">
      <style:text-properties officeooo:rsid="001c648f"/>
    </style:style>
    <style:style style:name="T3" style:family="text">
      <style:text-properties officeooo:rsid="001e386f"/>
    </style:style>
    <style:style style:name="T4" style:family="text">
      <style:text-properties officeooo:rsid="001f0b14"/>
    </style:style>
    <style:style style:name="T5" style:family="text">
      <style:text-properties officeooo:rsid="00200130"/>
    </style:style>
    <style:style style:name="T6" style:family="text">
      <style:text-properties officeooo:rsid="0021d6c5"/>
    </style:style>
    <style:style style:name="T7" style:family="text">
      <style:text-properties officeooo:rsid="0022e13f"/>
    </style:style>
    <style:style style:name="T8" style:family="text">
      <style:text-properties officeooo:rsid="002450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ДОГОВОР</text:p>
      <text:p text:style-name="P2">ВОЗМЕЗДНОГО ОКАЗАНИЯ УСЛУГ N__</text:p>
      <text:p text:style-name="P5"/>
      <text:p text:style-name="P4">"__" ________ ____ г.<text:line-break/></text:p>
      <text:p text:style-name="P5">______________, именуем___ в дальнейшем "Заказчик", с одной стороны, и <text:span text:style-name="T2">ИП Рыбалко Р.В.,</text:span> именуем<text:span text:style-name="T2">ый</text:span> в дальнейшем "Исполнитель", с другой стороны, именуемые вместе "Стороны", а по отдельности "Сторона", заключили настоящий договор (далее - Договор) о нижеследующем.</text:p>
      <text:p text:style-name="P5"/>
      <text:p text:style-name="P1">1. ПРЕДМЕТ ДОГОВОРА</text:p>
      <text:p text:style-name="P5"/>
      <text:p text:style-name="P5">1.1. Исполнитель обязуется оказать Заказчику услуги (далее - Услуги), поименованные в Перечне оказываемых услуг, являющемся неотъемлемой частью Договора (Приложение N 1), а Заказчик обязуется оплатить эти Услуги.</text:p>
      <text:p text:style-name="P6">1.2. Исполнитель <text:span text:style-name="T2">вправе привлекать к оказанию Услуг третьих лиц без предварительного получения на то согласия Заказчика</text:span><text:span text:style-name="T1">.</text:span></text:p>
      <text:p text:style-name="P5"><text:bookmark text:name="Par19"/>1.3. Сроки оказания Услуг определены в Перечне оказываемых услуг (Приложение N 1).</text:p>
      <text:p text:style-name="P5"/>
      <text:p text:style-name="P1">2. ПОРЯДОК СДАЧИ И ПРИЕМКИ УСЛУГ</text:p>
      <text:p text:style-name="P5"/>
      <text:p text:style-name="P5">2.1. По факту оказания Услуг Исполнитель представляет Заказчику на подписание Акт приемки-сдачи оказанных услуг в двух экземплярах по форме, согласованной в Приложении N 2.</text:p>
      <text:p text:style-name="P5">2.2. В течение <text:span text:style-name="T5">5 рабочих</text:span> дней после получения Акта приемки-сдачи оказанных услуг Заказчик обязан подписать его и направить один экземпляр Исполнителю, либо, при наличии недостатков, представить Исполнителю мотивированный отказ от его подписания.</text:p>
      <text:p text:style-name="P5">2.3. В случае наличия недостатков Исполнитель обязуется устранить их в течение <text:span text:style-name="T5">5 рабочих</text:span> дней со дня получения соответствующих претензий Заказчика.</text:p>
      <text:p text:style-name="P5">2.4. Услуги считаются оказанными с момента подписания Сторонами Акта приемки-сдачи оказанных услуг.</text:p>
      <text:p text:style-name="P3"/>
      <text:p text:style-name="P1">3. ЦЕНА И ПОРЯДОК РАСЧЕТОВ</text:p>
      <text:p text:style-name="P5"/>
      <text:p text:style-name="P6">3.1. Общая стоимость Услуг <text:span text:style-name="T2">указана в в Перечне оказываемых услуг (Приложение N 1).</text:span></text:p>
      <text:p text:style-name="P6"><text:bookmark text:name="Par31"/>3.2. Заказчик оплачивает Услуги в<text:span text:style-name="T2"> течение 5 рабочих дней после подписания Сторонами Акта приемки-сдачи оказанных Услуг.</text:span></text:p>
      <text:p text:style-name="P5">3.3. Все расчеты по Договору производятся в безналичном порядке путем перечисления денежных средств на указанный Исполнителем расчетный счет. Обязательства Заказчика по оплате считаются исполненными на дату зачисления денежных средств на корреспондентский счет банка Исполнителя.</text:p>
      <text:p text:style-name="P5"/>
      <text:p text:style-name="P1">4. ОТВЕТСТВЕННОСТЬ СТОРОН</text:p>
      <text:p text:style-name="P5"/>
      <text:p text:style-name="P7">4.1. За <text:span text:style-name="T4">не</text:span>оказани<text:span text:style-name="T4">е</text:span> Услуг <text:span text:style-name="T4">в должном объеме (п. 1.1 Договора)</text:span> Заказчик вправе <text:span text:style-name="T4">удержать часть оплаты </text:span>в размере стоимости неоказанных Услуг.</text:p>
      <text:p text:style-name="P5">4.2. За нарушение сроков оплаты (п. 3.2 Договора) Исполнитель вправе требовать с Заказчика уплаты неустойки (пени) в размере <text:span text:style-name="T2">2</text:span> процентов от неуплаченной суммы за каждый день просрочки.</text:p>
      <text:p text:style-name="P7"><text:soft-page-break/>4.3. Сторона, не исполнившая или ненадлежащим образом исполнившая обязательства по Договору, обязана возместить другой Стороне <text:span text:style-name="T4">только предусмотренные Договором неустойки.</text:span></text:p>
      <text:p text:style-name="P5">4.4. Во всех других случаях неисполнения обязательств по Договору Стороны несут ответственность в соответствии с действующим законодательством РФ.</text:p>
      <text:p text:style-name="P5"/>
      <text:p text:style-name="P1">5. ФОРС-МАЖОР</text:p>
      <text:p text:style-name="P5"/>
      <text:p text:style-name="P7">5.1. Стороны освобождаются от ответственности за неисполнение или ненадлежащее исполнение обязательств по Договору, если надлежащее исполнение оказалось невозможным вследствие непреодолимой силы, то есть чрезвычайных и непредотвратимых при данных условиях обстоятельств, под которыми понимаются <text:span text:style-name="T4">запретные действия властей, гражданские волнения, эпидемии, блокада, эмбарго, землетрясения, наводнения, пожары или другие стихийные бедствия.</text:span></text:p>
      <text:p text:style-name="P5">5.2. В случае наступления этих обстоятельств Сторона обязана в течение <text:span text:style-name="T4">7</text:span> дней уведомить об этом другую Сторону.</text:p>
      <text:p text:style-name="P5">5.4. Если обстоятельства непреодолимой силы продолжают действовать более <text:span text:style-name="T5">7 дней</text:span>, то каждая Сторона вправе расторгнуть Договор в одностороннем порядке.</text:p>
      <text:p text:style-name="P5"/>
      <text:p text:style-name="P1">6. СРОК ДЕЙСТВИЯ, ИЗМЕНЕНИЕ</text:p>
      <text:p text:style-name="P1">И ДОСРОЧНОЕ РАСТОРЖЕНИЕ ДОГОВОРА</text:p>
      <text:p text:style-name="P5"/>
      <text:p text:style-name="P8">6.<text:span text:style-name="T5">1</text:span>. Договор действует в течение <text:span text:style-name="T3">1 года</text:span> с даты его заключения.</text:p>
      <text:p text:style-name="P5">6.<text:span text:style-name="T5">2</text:span>. Все изменения и дополнения к Договору действительны, если совершены в <text:span text:style-name="T4">электронной</text:span> форме и подписаны обеими Сторонами. Соответствующие дополнительные соглашения Сторон являются неотъемлемой частью Договора.</text:p>
      <text:p text:style-name="P5">6.<text:span text:style-name="T5">3</text:span>. Договор может быть досрочно расторгнут по соглашению Сторон, либо по требованию одной из Сторон в порядке и по основаниям, предусмотренным действующим законодательством РФ.</text:p>
      <text:p text:style-name="P5"/>
      <text:p text:style-name="P1">7. РАЗРЕШЕНИЕ СПОРОВ</text:p>
      <text:p text:style-name="P5"/>
      <text:p text:style-name="P5"><text:bookmark text:name="Par64"/>7.1. Все споры, связанные с заключением, толкованием, исполнением и расторжением Договора, будут разрешаться Сторонами путем переговоров.</text:p>
      <text:p text:style-name="P10">7.2. В случае недостижения соглашения в ходе переговоров, указанных в п. 7.1 Договора, заинтересованная Сторона направляет подписанную претензию в <text:span text:style-name="T5">электронной</text:span> форме. Претензия должна быть направлена с использованием <text:span text:style-name="T7">защищенных </text:span>средств связи, обеспечивающих фиксирование ее отправления и получения <text:span text:style-name="T7">(ЭДО).</text:span></text:p>
      <text:p text:style-name="P5">7.3. К претензии должны быть приложены документы, обосновывающие предъявленные заинтересованной Стороной требования.</text:p>
      <text:p text:style-name="P5"><text:bookmark text:name="Par67"/>7.4. Сторона, которой направлена претензия, обязана рассмотреть полученную претензию и о результатах уведомить в <text:span text:style-name="T5">электронной</text:span> форме заинтересованную Сторону в течение <text:span text:style-name="T5">10</text:span> (<text:span text:style-name="T5">десяти</text:span>) рабочих дней со дня получения претензии.</text:p>
      <text:p text:style-name="P5">7.5. В случае неурегулирования разногласий в претензионном порядке, а также в случае неполучения ответа на претензию в течение срока, указанного в п. 7.4 Договора, спор передается в арбитражный суд по месту нахождения ответчика в соответствии с действующим законодательством РФ.</text:p>
      <text:p text:style-name="P5"/>
      <text:p text:style-name="P1">8. ЗАКЛЮЧИТЕЛЬНЫЕ ПОЛОЖЕНИЯ</text:p>
      <text:p text:style-name="P5"/>
      <text:p text:style-name="P5">8.1. Договор вступает в силу с момента его подписания Сторонами.</text:p>
      <text:p text:style-name="P9">8.2. Договор <text:span text:style-name="T6">и сопутствующие документы (акты приемки-сдачи оказанных услуг, </text:span><text:soft-page-break/><text:span text:style-name="T6">дополнительные соглашения)</text:span> составл<text:span text:style-name="T5">яются в</text:span> <text:span text:style-name="T5">электронной форме (ЭДО)</text:span>.</text:p>
      <text:p text:style-name="P5">8.3. К Договору прилагаются:</text:p>
      <text:p text:style-name="P5">- Перечень оказываемых услуг (Приложение N 1);</text:p>
      <text:p text:style-name="P5">- <text:span text:style-name="T6">Образец а</text:span>кт<text:span text:style-name="T6">а</text:span> приемки-сдачи оказанных услуг (Приложение N 2);</text:p>
      <text:p text:style-name="P9">- <text:span text:style-name="T6">Образец дополнительного соглашения (Приложение N 3)</text:span>.</text:p>
      <text:p text:style-name="P5"/>
      <text:p text:style-name="P5">8.4. <text:span text:style-name="T7">Р</text:span>еквизиты Сторон:</text:p>
      <text:p text:style-name="P5"/>
      <table:table table:name="Table1" table:style-name="Table1">
        <table:table-column table:style-name="Table1.A" table:number-columns-repeated="2"/>
        <table:table-row>
          <table:table-cell office:value-type="string">
            <text:p text:style-name="P13">Заказчик</text:p>
            <text:p text:style-name="P13"/>
            <text:p text:style-name="P13">Наименование: ______________________</text:p>
            <text:p text:style-name="P13">ОГРН _______________________________</text:p>
            <text:p text:style-name="P13">ИНН ________________________________</text:p>
            <text:p text:style-name="P13">Р/с ________________________________</text:p>
            <text:p text:style-name="P13">БИК ________________________________</text:p>
          </table:table-cell>
          <table:table-cell office:value-type="string">
            <text:p text:style-name="P13">Исполнитель</text:p>
            <text:p text:style-name="P13"/>
            <text:p text:style-name="P13">Наименование: <text:span text:style-name="T8">ИП Рыбалко Р.В.</text:span></text:p>
            <text:p text:style-name="P14">ОГРН <text:span text:style-name="T8">312502433100033</text:span></text:p>
            <text:p text:style-name="P14">ИНН <text:span text:style-name="T8">502480148682</text:span></text:p>
            <text:p text:style-name="P14">Р/с <text:span text:style-name="T8">40802810300020000746</text:span></text:p>
            <text:p text:style-name="P14">БИК <text:span text:style-name="T8">044525201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ГОВОР</dc:title>
    <meta:initial-creator>v.baldin</meta:initial-creator>
    <meta:creation-date>2015-05-15T11:15:00</meta:creation-date>
    <dc:date>2016-03-03T01:09:47.388619932</dc:date>
    <meta:editing-cycles>5</meta:editing-cycles>
    <meta:editing-duration>P2171DT9H59M49S</meta:editing-duration>
    <meta:generator>LibreOffice/4.2.8.2$Linux_X86_64 LibreOffice_project/420m0$Build-2</meta:generator>
    <meta:document-statistic meta:table-count="1" meta:image-count="0" meta:object-count="0" meta:page-count="3" meta:paragraph-count="57" meta:word-count="722" meta:character-count="5653" meta:non-whitespace-character-count="4987"/>
  </office:meta>
</office:document-meta>
</file>